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026cm" svg:height="10.704cm" svg:x="19.191cm" svg:y="0cm">
            <draw:object draw:notify-on-update-of-ranges="Sheet1.B2:Sheet1.B1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761cm" svg:height="10.962cm" svg:x="19.622cm" svg:y="9.556cm">
            <draw:object draw:notify-on-update-of-ranges="Sheet1.B22:Sheet1.B33 Sheet1.C22:Sheet1.C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16.6" calcext:value-type="float">
            <text:p>-16,6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24.4" calcext:value-type="float">
            <text:p>-24,4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32.2" calcext:value-type="float">
            <text:p>-32,2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38.7" calcext:value-type="float">
            <text:p>-38,7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6.1" calcext:value-type="float">
            <text:p>-6,1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-150" calcext:value-type="float">
            <text:p>-150</text:p>
          </table:table-cell>
          <table:table-cell office:value-type="float" office:value="-17.9" calcext:value-type="float">
            <text:p>-17,9</text:p>
          </table:table-cell>
        </table:table-row>
        <table:table-row table:style-name="ro1">
          <table:table-cell/>
          <table:table-cell office:value-type="float" office:value="-200" calcext:value-type="float">
            <text:p>-200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/>
          <table:table-cell office:value-type="float" office:value="-250" calcext:value-type="float">
            <text:p>-250</text:p>
          </table:table-cell>
          <table:table-cell office:value-type="float" office:value="-28.7" calcext:value-type="float">
            <text:p>-28,7</text:p>
          </table:table-cell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office:value-type="float" office:value="-35.6" calcext:value-type="float">
            <text:p>-35,6</text:p>
          </table:table-cell>
        </table:table-row>
      </table:table>
      <table:table table:name="Sheet2" table:style-name="ta1">
        <table:shapes>
          <draw:frame draw:z-index="0" draw:style-name="gr1" draw:text-style-name="P1" svg:width="15.999cm" svg:height="8.999cm" svg:x="22.506cm" svg:y="3.47cm">
            <draw:object draw:notify-on-update-of-ranges="Sheet2.D2:Sheet2.D7 Sheet2.B2:Sheet2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2.455cm" svg:y="13.09cm">
            <draw:object draw:notify-on-update-of-ranges="Sheet2.D17:Sheet2.D21 Sheet2.F17:Sheet2.F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625cm" svg:height="8.996cm" svg:x="1.882cm" svg:y="16.986cm">
            <draw:object draw:notify-on-update-of-ranges="Sheet2.E29:Sheet2.E34 Sheet2.D29:Sheet2.D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2I</text:p>
          </table:table-cell>
          <table:table-cell office:value-type="string" calcext:value-type="string">
            <text:p>B²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46" calcext:value-type="float">
            <text:p>0,46</text:p>
          </table:table-cell>
          <table:table-cell table:formula="of:=[.E2]^2" office:value-type="float" office:value="0.00000094716903651698" calcext:value-type="float">
            <text:p>9,47169036516983E-07</text:p>
          </table:table-cell>
          <table:table-cell table:formula="of:=(4/5)^(3/2)*4*PI()*10^(-7)*320*[.C2]/(2*68*10^(-3))" office:value-type="float" office:value="0.000973226097326301" calcext:value-type="float">
            <text:p>0,000973226097326</text:p>
          </table:table-cell>
          <table:table-cell/>
          <table:table-cell table:formula="of:=SQRT(2*107610000000*[.B2])" office:value-type="float" office:value="20747047.9827854" calcext:value-type="float">
            <text:p>20747047,9827854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52" calcext:value-type="float">
            <text:p>0,52</text:p>
          </table:table-cell>
          <table:table-cell table:formula="of:=[.E3]^2" office:value-type="float" office:value="0.00000121037101830904" calcext:value-type="float">
            <text:p>1,21037101830904E-06</text:p>
          </table:table-cell>
          <table:table-cell table:formula="of:=(4/5)^(3/2)*4*PI()*10^(-7)*320*[.C3]/(2*68*10^(-3))" office:value-type="float" office:value="0.00110016863176017" calcext:value-type="float">
            <text:p>0,00110016863176</text:p>
          </table:table-cell>
          <table:table-cell/>
          <table:table-cell table:formula="of:=SQRT(2*107610000000*[.B3])" office:value-type="float" office:value="22727252.3636272" calcext:value-type="float">
            <text:p>22727252,3636272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54" calcext:value-type="float">
            <text:p>0,54</text:p>
          </table:table-cell>
          <table:table-cell table:formula="of:=[.E4]^2" office:value-type="float" office:value="0.00000130526697092794" calcext:value-type="float">
            <text:p>1,30526697092794E-06</text:p>
          </table:table-cell>
          <table:table-cell table:formula="of:=(4/5)^(3/2)*4*PI()*10^(-7)*320*[.C4]/(2*68*10^(-3))" office:value-type="float" office:value="0.00114248280990479" calcext:value-type="float">
            <text:p>0,001142482809905</text:p>
          </table:table-cell>
          <table:table-cell/>
          <table:table-cell table:formula="of:=SQRT(2*107610000000*[.B4])" office:value-type="float" office:value="24548238.2259909" calcext:value-type="float">
            <text:p>24548238,2259909</text:p>
          </table:table-cell>
        </table:table-row>
        <table:table-row table:style-name="ro1">
          <table:table-cell/>
          <table:table-cell office:value-type="float" office:value="3200" calcext:value-type="float">
            <text:p>3200</text:p>
          </table:table-cell>
          <table:table-cell office:value-type="float" office:value="0.6" calcext:value-type="float">
            <text:p>0,6</text:p>
          </table:table-cell>
          <table:table-cell table:formula="of:=[.E5]^2" office:value-type="float" office:value="0.00000161144070484931" calcext:value-type="float">
            <text:p>1,61144070484931E-06</text:p>
          </table:table-cell>
          <table:table-cell table:formula="of:=(4/5)^(3/2)*4*PI()*10^(-7)*320*[.C5]/(2*68*10^(-3))" office:value-type="float" office:value="0.00126942534433865" calcext:value-type="float">
            <text:p>0,001269425344339</text:p>
          </table:table-cell>
          <table:table-cell/>
          <table:table-cell table:formula="of:=SQRT(2*107610000000*[.B5])" office:value-type="float" office:value="26243170.5401615" calcext:value-type="float">
            <text:p>26243170,5401615</text:p>
          </table:table-cell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office:value-type="float" office:value="0.63" calcext:value-type="float">
            <text:p>0,63</text:p>
          </table:table-cell>
          <table:table-cell table:formula="of:=[.E6]^2" office:value-type="float" office:value="0.00000177661337709636" calcext:value-type="float">
            <text:p>1,77661337709636E-06</text:p>
          </table:table-cell>
          <table:table-cell table:formula="of:=(4/5)^(3/2)*4*PI()*10^(-7)*320*[.C6]/(2*68*10^(-3))" office:value-type="float" office:value="0.00133289661155559" calcext:value-type="float">
            <text:p>0,001332896611556</text:p>
          </table:table-cell>
          <table:table-cell/>
          <table:table-cell table:formula="of:=SQRT(2*107610000000*[.B6])" office:value-type="float" office:value="27835085.7731748" calcext:value-type="float">
            <text:p>27835085,773174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formula="of:=[.E7]^2" office:value-type="float" office:value="0.00000194984325286766" calcext:value-type="float">
            <text:p>1,94984325286766E-06</text:p>
          </table:table-cell>
          <table:table-cell table:formula="of:=(4/5)^(3/2)*4*PI()*10^(-7)*320*[.C7]/(2*68*10^(-3))" office:value-type="float" office:value="0.00139636787877252" calcext:value-type="float">
            <text:p>0,001396367878773</text:p>
          </table:table-cell>
          <table:table-cell/>
          <table:table-cell table:formula="of:=SQRT(2*107610000000*[.B7])" office:value-type="float" office:value="29340756.6364605" calcext:value-type="float">
            <text:p>29340756,6364605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formula="of:=LINEST([.B2:.B7];[.D2:.D7])" office:value-type="float" office:value="1971144727.84669" calcext:value-type="float">
            <text:p>1971144727,84669</text:p>
          </table:table-cell>
          <table:table-cell/>
          <table:table-cell table:formula="of:=2*[.C14]/(0.1914)^2" office:value-type="float" office:value="107612975929.803" calcext:value-type="float">
            <text:p>107612975929,8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table:formula="of:=(4/5)^(3/2)*4*PI()*10^(-7)*320*[.C17]/(2*68*10^(-3))" office:value-type="float" office:value="0.000846283562892436" calcext:value-type="float">
            <text:p>0,000846283562892</text:p>
          </table:table-cell>
          <table:table-cell office:value-type="float" office:value="250" calcext:value-type="float">
            <text:p>250</text:p>
          </table:table-cell>
          <table:table-cell table:formula="of:=[.E17]/0.008" office:value-type="float" office:value="31250" calcext:value-type="float">
            <text:p>312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table:formula="of:=(4/5)^(3/2)*4*PI()*10^(-7)*320*[.C18]/(2*68*10^(-3))" office:value-type="float" office:value="0.00105785445361554" calcext:value-type="float">
            <text:p>0,001057854453616</text:p>
          </table:table-cell>
          <table:table-cell office:value-type="float" office:value="300" calcext:value-type="float">
            <text:p>300</text:p>
          </table:table-cell>
          <table:table-cell table:formula="of:=[.E18]/0.008" office:value-type="float" office:value="37500" calcext:value-type="float">
            <text:p>375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table:formula="of:=(4/5)^(3/2)*4*PI()*10^(-7)*320*[.C19]/(2*68*10^(-3))" office:value-type="float" office:value="0.00126942534433865" calcext:value-type="float">
            <text:p>0,001269425344339</text:p>
          </table:table-cell>
          <table:table-cell office:value-type="float" office:value="340" calcext:value-type="float">
            <text:p>340</text:p>
          </table:table-cell>
          <table:table-cell table:formula="of:=[.E19]/0.008" office:value-type="float" office:value="42500" calcext:value-type="float">
            <text:p>425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table:formula="of:=(4/5)^(3/2)*4*PI()*10^(-7)*320*[.C20]/(2*68*10^(-3))" office:value-type="float" office:value="0.00148099623506176" calcext:value-type="float">
            <text:p>0,001480996235062</text:p>
          </table:table-cell>
          <table:table-cell office:value-type="float" office:value="390" calcext:value-type="float">
            <text:p>390</text:p>
          </table:table-cell>
          <table:table-cell table:formula="of:=[.E20]/0.008" office:value-type="float" office:value="48750" calcext:value-type="float">
            <text:p>487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table:formula="of:=(4/5)^(3/2)*4*PI()*10^(-7)*320*[.C21]/(2*68*10^(-3))" office:value-type="float" office:value="0.00169256712578487" calcext:value-type="float">
            <text:p>0,001692567125785</text:p>
          </table:table-cell>
          <table:table-cell office:value-type="float" office:value="440" calcext:value-type="float">
            <text:p>440</text:p>
          </table:table-cell>
          <table:table-cell table:formula="of:=[.E21]/0.008" office:value-type="float" office:value="55000" calcext:value-type="float">
            <text:p>55000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29]/0.05" office:value-type="float" office:value="20000" calcext:value-type="float">
            <text:p>20000</text:p>
          </table:table-cell>
          <table:table-cell table:style-name="ce1" office:value-type="float" office:value="0.00175" calcext:value-type="float">
            <text:p>1,75E-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30]/0.05" office:value-type="float" office:value="40000" calcext:value-type="float">
            <text:p>40000</text:p>
          </table:table-cell>
          <table:table-cell table:style-name="ce1" office:value-type="float" office:value="0.00356" calcext:value-type="float">
            <text:p>3,56E-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31]/0.05" office:value-type="float" office:value="60000" calcext:value-type="float">
            <text:p>60000</text:p>
          </table:table-cell>
          <table:table-cell table:style-name="ce1" office:value-type="float" office:value="0.00513" calcext:value-type="float">
            <text:p>5,13E-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32]/0.05" office:value-type="float" office:value="80000" calcext:value-type="float">
            <text:p>80000</text:p>
          </table:table-cell>
          <table:table-cell table:style-name="ce1" office:value-type="float" office:value="0.0069" calcext:value-type="float">
            <text:p>6,90E-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33]/0.05" office:value-type="float" office:value="100000" calcext:value-type="float">
            <text:p>100000</text:p>
          </table:table-cell>
          <table:table-cell table:style-name="ce1" office:value-type="float" office:value="0.00855" calcext:value-type="float">
            <text:p>8,55E-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120000" calcext:value-type="float">
            <text:p>120000</text:p>
          </table:table-cell>
          <table:table-cell table:style-name="ce1" office:value-type="float" office:value="0.01" calcext:value-type="float">
            <text:p>1,00E-02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5.999cm" svg:height="8.999cm" svg:x="1.536cm" svg:y="5.485cm">
            <draw:object draw:notify-on-update-of-ranges="Sheet3.D4:Sheet3.D8 Sheet3.B4:Sheet3.B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Default" office:value-type="string" calcext:value-type="string">
            <text:p>r</text:p>
          </table:table-cell>
          <table:table-cell office:value-type="string" calcext:value-type="string">
            <text:p>r²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2885" calcext:value-type="float">
            <text:p>2,89E-03</text:p>
          </table:table-cell>
          <table:table-cell table:formula="of:=[.C4]^2" office:value-type="float" office:value="0.000008323225" calcext:value-type="float">
            <text:p>8,323225E-0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0.003225" calcext:value-type="float">
            <text:p>3,23E-03</text:p>
          </table:table-cell>
          <table:table-cell table:formula="of:=[.C5]^2" office:value-type="float" office:value="0.000010400625" calcext:value-type="float">
            <text:p>1,0400625E-0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003532" calcext:value-type="float">
            <text:p>3,53E-03</text:p>
          </table:table-cell>
          <table:table-cell table:formula="of:=[.C6]^2" office:value-type="float" office:value="0.000012475024" calcext:value-type="float">
            <text:p>1,2475024E-05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.003816" calcext:value-type="float">
            <text:p>3,82E-03</text:p>
          </table:table-cell>
          <table:table-cell table:formula="of:=[.C7]^2" office:value-type="float" office:value="0.000014561856" calcext:value-type="float">
            <text:p>1,4561856E-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00408" calcext:value-type="float">
            <text:p>4,08E-03</text:p>
          </table:table-cell>
          <table:table-cell table:formula="of:=[.C8]^2" office:value-type="float" office:value="0.0000166464" calcext:value-type="float">
            <text:p>1,66464E-05</text:p>
          </table:table-cell>
        </table:table-row>
      </table:table>
      <table:table table:name="Sheet4" table:style-name="ta1">
        <table:shapes>
          <draw:frame draw:z-index="0" draw:style-name="gr1" draw:text-style-name="P1" svg:width="17.58cm" svg:height="10.941cm" svg:x="2.124cm" svg:y="10.942cm">
            <draw:object draw:notify-on-update-of-ranges="Sheet4.H5:Sheet4.H9 Sheet4.G5:Sheet4.G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0.000361" calcext:value-type="float">
            <text:p>3,61E-04</text:p>
          </table:table-cell>
          <table:table-cell office:value-type="float" office:value="0.000152" calcext:value-type="float">
            <text:p>1,52E-04</text:p>
          </table:table-cell>
          <table:table-cell table:formula="of:=0.0000000000273*([.C5]+[.D5])*SQRT(ABS([.D5]-[.C5]))/[.B5]" office:value-type="float" office:value="5.04903966597152E-019" calcext:value-type="float">
            <text:p>5,04903966597152E-19</text:p>
          </table:table-cell>
          <table:table-cell table:formula="of:=0.0000637 *SQRT(ABS([.D5]-[.C5]))" office:value-type="float" office:value="0.00000092090021717882" calcext:value-type="float">
            <text:p>9,20900217178821E-07</text:p>
          </table:table-cell>
          <table:table-cell table:formula="of:=0.000000428827*[.H5]*([.C5]+[.D5])/([.B5]*(1+0.00000013867/[.H5]))" office:value-type="float" office:value="4.03173739062772E-019" calcext:value-type="float">
            <text:p>4,03173739062772E-19</text:p>
          </table:table-cell>
          <table:table-cell table:formula="of:=-0.000000069285 +SQRT(0.000000069285^2 +0.0000637^2*ABS([.C5]-[.D5]))" office:value-type="float" office:value="0.00000085421790807609" calcext:value-type="float">
            <text:p>8,54217908076093E-07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0.000261" calcext:value-type="float">
            <text:p>2,61E-04</text:p>
          </table:table-cell>
          <table:table-cell office:value-type="float" office:value="0.000121" calcext:value-type="float">
            <text:p>1,21E-04</text:p>
          </table:table-cell>
          <table:table-cell table:formula="of:=0.0000000000273*([.C6]+[.D6])*SQRT(ABS([.D6]-[.C6]))/[.B6]" office:value-type="float" office:value="2.94493697498963E-019" calcext:value-type="float">
            <text:p>2,94493697498963E-19</text:p>
          </table:table-cell>
          <table:table-cell table:formula="of:=0.0000637 *SQRT(ABS([.D6]-[.C6]))" office:value-type="float" office:value="0.00000075370856436689" calcext:value-type="float">
            <text:p>7,53708564366891E-07</text:p>
          </table:table-cell>
          <table:table-cell table:formula="of:=0.000000428827*[.H6]*([.C6]+[.D6])/([.B6]*(1+0.00000013867/[.H6]))" office:value-type="float" office:value="2.23708373451073E-019" calcext:value-type="float">
            <text:p>2,23708373451073E-19</text:p>
          </table:table-cell>
          <table:table-cell table:formula="of:=-0.000000069285 +SQRT(0.000000069285^2 +0.0000637^2*ABS([.C6]-[.D6]))" office:value-type="float" office:value="0.00000068760139254845" calcext:value-type="float">
            <text:p>6,87601392548446E-0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00025" calcext:value-type="float">
            <text:p>2,50E-04</text:p>
          </table:table-cell>
          <table:table-cell office:value-type="float" office:value="0.000167" calcext:value-type="float">
            <text:p>1,67E-04</text:p>
          </table:table-cell>
          <table:table-cell table:formula="of:=0.0000000000273*([.C7]+[.D7])*SQRT(ABS([.D7]-[.C7]))/[.B7]" office:value-type="float" office:value="2.30475748685192E-019" calcext:value-type="float">
            <text:p>2,30475748685192E-19</text:p>
          </table:table-cell>
          <table:table-cell table:formula="of:=0.0000637 *SQRT(ABS([.D7]-[.C7]))" office:value-type="float" office:value="0.00000058033461899149" calcext:value-type="float">
            <text:p>5,80334618991492E-07</text:p>
          </table:table-cell>
          <table:table-cell table:formula="of:=0.000000428827*[.H7]*([.C7]+[.D7])/([.B7]*(1+0.00000013867/[.H7]))" office:value-type="float" office:value="1.61300684575837E-019" calcext:value-type="float">
            <text:p>1,61300684575837E-19</text:p>
          </table:table-cell>
          <table:table-cell table:formula="of:=-0.000000069285 +SQRT(0.000000069285^2 +0.0000637^2*ABS([.C7]-[.D7]))" office:value-type="float" office:value="0.00000051517088475521" calcext:value-type="float">
            <text:p>5,15170884755214E-07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0.000319" calcext:value-type="float">
            <text:p>3,19E-04</text:p>
          </table:table-cell>
          <table:table-cell office:value-type="float" office:value="0.000184" calcext:value-type="float">
            <text:p>1,84E-04</text:p>
          </table:table-cell>
          <table:table-cell table:formula="of:=0.0000000000273*([.C8]+[.D8])*SQRT(ABS([.D8]-[.C8]))/[.B8]" office:value-type="float" office:value="3.34486918313117E-019" calcext:value-type="float">
            <text:p>3,34486918313117E-19</text:p>
          </table:table-cell>
          <table:table-cell table:formula="of:=0.0000637 *SQRT(ABS([.D8]-[.C8]))" office:value-type="float" office:value="0.00000074012711746024" calcext:value-type="float">
            <text:p>7,40127117460237E-07</text:p>
          </table:table-cell>
          <table:table-cell table:formula="of:=0.000000428827*[.H8]*([.C8]+[.D8])/([.B8]*(1+0.00000013867/[.H8]))" office:value-type="float" office:value="2.52811095526655E-019" calcext:value-type="float">
            <text:p>2,52811095526655E-19</text:p>
          </table:table-cell>
          <table:table-cell table:formula="of:=-0.000000069285 +SQRT(0.000000069285^2 +0.0000637^2*ABS([.C8]-[.D8]))" office:value-type="float" office:value="0.00000067407800770552" calcext:value-type="float">
            <text:p>6,74078007705522E-07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0.000317" calcext:value-type="float">
            <text:p>3,17E-04</text:p>
          </table:table-cell>
          <table:table-cell office:value-type="float" office:value="0.000133" calcext:value-type="float">
            <text:p>1,33E-04</text:p>
          </table:table-cell>
          <table:table-cell table:formula="of:=0.0000000000273*([.C9]+[.D9])*SQRT(ABS([.D9]-[.C9]))/[.B9]" office:value-type="float" office:value="3.33951598567912E-019" calcext:value-type="float">
            <text:p>3,33951598567912E-19</text:p>
          </table:table-cell>
          <table:table-cell table:formula="of:=0.0000637 *SQRT(ABS([.D9]-[.C9]))" office:value-type="float" office:value="0.00000086406883985016" calcext:value-type="float">
            <text:p>8,64068839850159E-07</text:p>
          </table:table-cell>
          <table:table-cell table:formula="of:=0.000000428827*[.H9]*([.C9]+[.D9])/([.B9]*(1+0.00000013867/[.H9]))" office:value-type="float" office:value="2.62746237238359E-019" calcext:value-type="float">
            <text:p>2,62746237238359E-19</text:p>
          </table:table-cell>
          <table:table-cell table:formula="of:=-0.000000069285 +SQRT(0.000000069285^2 +0.0000637^2*ABS([.C9]-[.D9]))" office:value-type="float" office:value="0.00000079755718357496" calcext:value-type="float">
            <text:p>7,97557183574957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0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09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10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7:41:56.4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13:58.049000000</meta:creation-date>
    <dc:date>2021-04-26T20:27:09.248000000</dc:date>
    <meta:editing-duration>PT1H19M20S</meta:editing-duration>
    <meta:editing-cycles>11</meta:editing-cycles>
    <meta:generator>LibreOffice/7.1.0.3$Windows_X86_64 LibreOffice_project/f6099ecf3d29644b5008cc8f48f42f4a40986e4c</meta:generator>
    <meta:document-statistic meta:table-count="4" meta:cell-count="182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8" loext:regression-extrapolate-backward="8" chart:regression-type="linear"/>
      <style:graphic-properties svg:stroke-color="#004586"/>
    </style:style>
    <style:style style:name="ch12" style:family="chart">
      <style:chart-properties loext:regression-x-name="I" loext:regression-y-name="V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27cm" svg:height="10.705cm" xlink:href=".." xlink:type="simple" chart:class="chart:scatter" chart:style-name="ch1">
        <chart:title svg:x="4.543cm" svg:y="0.17cm" chart:style-name="ch2">
          <text:p>Gráfica A.3: Voltaje Hall como función de la corriente</text:p>
        </chart:title>
        <chart:plot-area chart:style-name="ch3" table:cell-range-address="Sheet1.B2:Sheet1.C11" svg:x="1.391cm" svg:y="1.343cm" svg:width="17.256cm" svg:height="8.167cm">
          <chart:coordinate-region svg:x="1.629cm" svg:y="1.542cm" svg:width="16.831cm" svg:height="7.769cm"/>
          <chart:axis chart:dimension="x" chart:name="primary-x" chart:style-name="ch4">
            <chart:title svg:x="9.578cm" svg:y="9.724cm" chart:style-name="ch5">
              <text:p>I(mA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933cm" chart:style-name="ch9">
              <text:p>V(mV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2:Sheet1.C11" chart:class="chart:scatter">
            <chart:domain table:cell-range-address="Sheet1.B2:Sheet1.B11"/>
            <chart:regression-curve chart:style-name="ch11">
              <chart:equation chart:display-equation="true" chart:display-r-square="true" svg:x="0.522cm" svg:y="0.63cm" chart:style-name="ch12"/>
            </chart:regression-curve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B2:Sheet1.B11</svg:desc>
                </draw:g>
              </table:table-cell>
              <table:table-cell office:value-type="float" office:value="34.6">
                <text:p>34.6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">
                <text:p>-8</text:p>
              </table:table-cell>
              <table:table-cell office:value-type="float" office:value="-16.6">
                <text:p>-1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">
                <text:p>-12</text:p>
              </table:table-cell>
              <table:table-cell office:value-type="float" office:value="-24.4">
                <text:p>-2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">
                <text:p>-16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">
                <text:p>-20</text:p>
              </table:table-cell>
              <table:table-cell office:value-type="float" office:value="-38.7">
                <text:p>-38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00" loext:regression-extrapolate-backward="200" chart:regression-type="linear"/>
      <style:graphic-properties svg:stroke-color="#004586"/>
    </style:style>
    <style:style style:name="ch11" style:family="chart">
      <style:chart-properties loext:regression-x-name="B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62cm" svg:height="10.963cm" xlink:href=".." xlink:type="simple" chart:class="chart:scatter" chart:style-name="ch1">
        <chart:title svg:x="2.26cm" svg:y="0.354cm" chart:style-name="ch2">
          <text:p>Gráfica A.2: Voltaje Hall como función de la intensidad del campo magnético</text:p>
        </chart:title>
        <chart:plot-area chart:style-name="ch3" table:cell-range-address="Sheet1.B22:Sheet1.C33" svg:x="1.386cm" svg:y="1.856cm" svg:width="17.001cm" svg:height="7.907cm">
          <chart:coordinate-region svg:x="1.717cm" svg:y="2.055cm" svg:width="16.39cm" svg:height="7.509cm"/>
          <chart:axis chart:dimension="x" chart:name="primary-x" chart:style-name="ch4">
            <chart:title svg:x="9.392cm" svg:y="9.982cm" chart:style-name="ch5">
              <text:p>B(mT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6.356cm" chart:style-name="ch8">
              <text:p>V (mV)</text:p>
            </chart:title>
            <chart:grid chart:style-name="ch6" chart:class="major"/>
            <chart:grid chart:style-name="ch7" chart:class="minor"/>
          </chart:axis>
          <chart:series chart:style-name="ch9" chart:values-cell-range-address="Sheet1.C22:Sheet1.C33" chart:class="chart:scatter">
            <chart:domain table:cell-range-address="Sheet1.B22:Sheet1.B33"/>
            <chart:regression-curve chart:style-name="ch10">
              <chart:equation chart:display-equation="true" chart:display-r-square="true" svg:x="2.182cm" svg:y="1.125cm" chart:style-name="ch11"/>
            </chart:regression-curve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Sheet1.B22:Sheet1.B33</svg:desc>
                </draw:g>
              </table:table-cell>
              <table:table-cell office:value-type="float" office:value="33.8">
                <text:p>33.8</text:p>
                <draw:g>
                  <svg:desc>Sheet1.C22:Sheet1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6.1">
                <text:p>-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50">
                <text:p>-150</text:p>
              </table:table-cell>
              <table:table-cell office:value-type="float" office:value="-17.9">
                <text:p>-1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0">
                <text:p>-200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0">
                <text:p>-250</text:p>
              </table:table-cell>
              <table:table-cell office:value-type="float" office:value="-28.7">
                <text:p>-28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0">
                <text:p>-300</text:p>
              </table:table-cell>
              <table:table-cell office:value-type="float" office:value="-35.6">
                <text:p>-35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0" style:family="chart">
      <style:chart-properties loext:regression-x-name="B²" loext:regression-y-name="V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2.069cm" svg:y="0.315cm" chart:style-name="ch2">
          <text:p>Gráfica B.1: Tensión como función del cuadrado del campo magnético</text:p>
        </chart:title>
        <chart:plot-area chart:style-name="ch3" table:cell-range-address="Sheet2.D2:Sheet2.D7 Sheet2.B2:Sheet2.B7" svg:x="1.331cm" svg:y="1.778cm" svg:width="14.349cm" svg:height="6.061cm">
          <chart:coordinate-region svg:x="2.323cm" svg:y="1.978cm" svg:width="12.76cm" svg:height="5.214cm"/>
          <chart:axis chart:dimension="x" chart:name="primary-x" chart:style-name="ch4">
            <chart:title svg:x="8.038cm" svg:y="8.019cm" chart:style-name="ch5">
              <text:p>B²(T²)</text:p>
            </chart:title>
          </chart:axis>
          <chart:axis chart:dimension="y" chart:name="primary-y" chart:style-name="ch4">
            <chart:title svg:x="0.451cm" svg:y="5.196cm" chart:style-name="ch6">
              <text:p>U(V)</text:p>
            </chart:title>
            <chart:grid chart:style-name="ch7" chart:class="major"/>
          </chart:axis>
          <chart:series chart:style-name="ch8" chart:values-cell-range-address="Sheet2.B2:Sheet2.B7" chart:class="chart:scatter">
            <chart:domain table:cell-range-address="Sheet2.D2:Sheet2.D7"/>
            <chart:regression-curve chart:style-name="ch9">
              <chart:equation chart:display-equation="true" chart:display-r-square="true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94716903651698">
                <text:p>0.00000094716903651698</text:p>
                <draw:g>
                  <svg:desc>Sheet2.D2:Sheet2.D7</svg:desc>
                </draw:g>
              </table:table-cell>
              <table:table-cell office:value-type="float" office:value="2000">
                <text:p>2000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21037101830904">
                <text:p>0.0000012103710183090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30526697092794">
                <text:p>0.00000130526697092794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61144070484931">
                <text:p>0.00000161144070484931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77661337709636">
                <text:p>0.00000177661337709636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94984325286766">
                <text:p>0.00000194984325286766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0" loext:regression-extrapolate-backward="20" chart:regression-type="linear"/>
      <style:graphic-properties svg:stroke-color="#004586"/>
    </style:style>
    <style:style style:name="ch11" style:family="chart">
      <style:chart-properties loext:regression-x-name="B²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46cm" svg:y="0.315cm" chart:style-name="ch2">
          <text:p>Gráfica B.2: Campo eléctrico como función del campo magnético</text:p>
        </chart:title>
        <chart:plot-area chart:style-name="ch3" table:cell-range-address="Sheet2.D17:Sheet2.D21 Sheet2.F17:Sheet2.F21" svg:x="1.331cm" svg:y="1.778cm" svg:width="14.349cm" svg:height="6.061cm">
          <chart:coordinate-region svg:x="2.508cm" svg:y="1.978cm" svg:width="12.654cm" svg:height="5.214cm"/>
          <chart:axis chart:dimension="x" chart:name="primary-x" chart:style-name="ch4">
            <chart:title svg:x="8.143cm" svg:y="8.019cm" chart:style-name="ch5">
              <text:p>B(T)</text:p>
            </chart:title>
          </chart:axis>
          <chart:axis chart:dimension="y" chart:name="primary-y" chart:style-name="ch6">
            <chart:title svg:x="0.451cm" svg:y="5.355cm" chart:style-name="ch7">
              <text:p>E(V/m)</text:p>
            </chart:title>
            <chart:grid chart:style-name="ch8" chart:class="major"/>
          </chart:axis>
          <chart:series chart:style-name="ch9" chart:values-cell-range-address="Sheet2.F17:Sheet2.F21" chart:class="chart:scatter">
            <chart:domain table:cell-range-address="Sheet2.D17:Sheet2.D21"/>
            <chart:regression-curve chart:style-name="ch10">
              <chart:equation chart:display-equation="true" chart:display-r-square="true" svg:x="2.435cm" svg:y="1.474cm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846283562892436">
                <text:p>0.000846283562892436</text:p>
                <draw:g>
                  <svg:desc>Sheet2.D17:Sheet2.D21</svg:desc>
                </draw:g>
              </table:table-cell>
              <table:table-cell office:value-type="float" office:value="31250">
                <text:p>31250</text:p>
                <draw:g>
                  <svg:desc>Sheet2.F17:Sheet2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05785445361554">
                <text:p>0.00105785445361554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6942534433865">
                <text:p>0.00126942534433865</text:p>
              </table:table-cell>
              <table:table-cell office:value-type="float" office:value="42500">
                <text:p>4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8099623506176">
                <text:p>0.00148099623506176</text:p>
              </table:table-cell>
              <table:table-cell office:value-type="float" office:value="48750">
                <text:p>48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9256712578487">
                <text:p>0.00169256712578487</text:p>
              </table:table-cell>
              <table:table-cell office:value-type="float" office:value="55000">
                <text:p>55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1" loext:regression-extrapolate-backward="10" chart:regression-type="linear"/>
      <style:graphic-properties svg:stroke-color="#004586"/>
    </style:style>
    <style:style style:name="ch11" style:family="chart">
      <style:chart-properties loext:regression-x-name="B²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26cm" svg:height="8.997cm" xlink:href=".." xlink:type="simple" chart:class="chart:scatter" chart:column-mapping="1 0" chart:style-name="ch1">
        <chart:title svg:x="1.8cm" svg:y="0.315cm" chart:style-name="ch2">
          <text:p>Gráfica B.4: Campo eléctrico como función del campo magnético</text:p>
        </chart:title>
        <chart:plot-area chart:style-name="ch3" table:cell-range-address="Sheet2.D29:Sheet2.E34" svg:x="1.343cm" svg:y="1.273cm" svg:width="14.951cm" svg:height="6.564cm">
          <chart:coordinate-region svg:x="2.52cm" svg:y="1.472cm" svg:width="12.899cm" svg:height="5.718cm"/>
          <chart:axis chart:dimension="x" chart:name="primary-x" chart:style-name="ch4">
            <chart:title svg:x="8.456cm" svg:y="8.016cm" chart:style-name="ch5">
              <text:p>B(T)</text:p>
            </chart:title>
          </chart:axis>
          <chart:axis chart:dimension="y" chart:name="primary-y" chart:style-name="ch6">
            <chart:title svg:x="0.451cm" svg:y="5.102cm" chart:style-name="ch7">
              <text:p>E(V/m)</text:p>
            </chart:title>
            <chart:grid chart:style-name="ch8" chart:class="major"/>
          </chart:axis>
          <chart:series chart:style-name="ch9" chart:values-cell-range-address="Sheet2.D29:Sheet2.D34" chart:class="chart:scatter">
            <chart:domain table:cell-range-address="Sheet2.E29:Sheet2.E34"/>
            <chart:regression-curve chart:style-name="ch10">
              <chart:equation chart:display-equation="true" chart:display-r-square="true" svg:x="3.092cm" svg:y="1.986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75">
                <text:p>0.00175</text:p>
                <draw:g>
                  <svg:desc>Sheet2.E29:Sheet2.E34</svg:desc>
                </draw:g>
              </table:table-cell>
              <table:table-cell office:value-type="float" office:value="20000">
                <text:p>20000</text:p>
                <draw:g>
                  <svg:desc>Sheet2.D29:Sheet2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56">
                <text:p>0.00356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13">
                <text:p>0.00513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9">
                <text:p>0.0069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55">
                <text:p>0.0085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20000">
                <text:p>12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4" loext:regression-extrapolate-backward="13" chart:regression-type="linear"/>
      <style:graphic-properties svg:stroke-color="#004586"/>
    </style:style>
    <style:style style:name="ch11" style:family="chart">
      <style:chart-properties loext:regression-x-name="R²" loext:regression-y-name="V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2.585cm" svg:y="0.316cm" chart:style-name="ch2">
          <text:p>Gráfica C.2: Tensión como función del radio cuadrado</text:p>
        </chart:title>
        <chart:plot-area chart:style-name="ch3" table:cell-range-address="Sheet3.D4:Sheet3.D8 Sheet3.B4:Sheet3.B8" svg:x="1.331cm" svg:y="1.275cm" svg:width="14.349cm" svg:height="6.564cm">
          <chart:coordinate-region svg:x="2.138cm" svg:y="1.474cm" svg:width="12.945cm" svg:height="5.718cm"/>
          <chart:axis chart:dimension="x" chart:name="primary-x" chart:style-name="ch4">
            <chart:title svg:x="8.011cm" svg:y="8.019cm" chart:style-name="ch5">
              <text:p>r² (m²)</text:p>
            </chart:title>
            <chart:grid chart:style-name="ch6" chart:class="major"/>
          </chart:axis>
          <chart:axis chart:dimension="y" chart:name="primary-y" chart:style-name="ch7">
            <chart:title svg:x="0.451cm" svg:y="5.038cm" chart:style-name="ch8">
              <text:p>Ua(V)</text:p>
            </chart:title>
            <chart:grid chart:style-name="ch6" chart:class="major"/>
          </chart:axis>
          <chart:series chart:style-name="ch9" chart:values-cell-range-address="Sheet3.B4:Sheet3.B8" chart:class="chart:scatter">
            <chart:domain table:cell-range-address="Sheet3.D4:Sheet3.D8"/>
            <chart:regression-curve chart:style-name="ch10">
              <chart:equation chart:display-equation="true" chart:display-r-square="true" svg:x="2.171cm" svg:y="0.954cm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8323225">
                <text:p>0.000008323225</text:p>
                <draw:g>
                  <svg:desc>Sheet3.D4:Sheet3.D8</svg:desc>
                </draw:g>
              </table:table-cell>
              <table:table-cell office:value-type="float" office:value="100">
                <text:p>100</text:p>
                <draw:g>
                  <svg:desc>Sheet3.B4:Sheet3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400625">
                <text:p>0.0000104006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2475024">
                <text:p>0.0000124750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4561856">
                <text:p>0.0000145618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6464">
                <text:p>0.0000166464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1" style:family="chart">
      <style:chart-properties loext:regression-x-name="r" loext:regression-y-name="Q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81cm" svg:height="10.942cm" xlink:href=".." xlink:type="simple" chart:class="chart:scatter" chart:column-mapping="1 0" chart:style-name="ch1">
        <chart:title svg:x="4.334cm" svg:y="0.08cm" chart:style-name="ch2">
          <text:p>Gráfica C.3: Carga como función del radio</text:p>
        </chart:title>
        <chart:plot-area chart:style-name="ch3" table:cell-range-address="Sheet4.G5:Sheet4.H9" svg:x="1.362cm" svg:y="1.351cm" svg:width="15.868cm" svg:height="8.392cm">
          <chart:coordinate-region svg:x="2.513cm" svg:y="1.55cm" svg:width="13.974cm" svg:height="7.546cm"/>
          <chart:axis chart:dimension="x" chart:name="primary-x" chart:style-name="ch4">
            <chart:title svg:x="8.948cm" svg:y="9.961cm" chart:style-name="ch5">
              <text:p>r(m)</text:p>
            </chart:title>
          </chart:axis>
          <chart:axis chart:dimension="y" chart:name="primary-y" chart:style-name="ch6">
            <chart:title svg:x="0.451cm" svg:y="5.948cm" chart:style-name="ch7">
              <text:p>Q(C)</text:p>
            </chart:title>
            <chart:grid chart:style-name="ch8" chart:class="major"/>
          </chart:axis>
          <chart:series chart:style-name="ch9" chart:values-cell-range-address="Sheet4.G5:Sheet4.G9" chart:class="chart:scatter">
            <chart:domain table:cell-range-address="Sheet4.H5:Sheet4.H9"/>
            <chart:regression-curve chart:style-name="ch10">
              <chart:equation chart:display-equation="true" chart:display-r-square="true" svg:x="1.742cm" svg:y="0.666cm" chart:style-name="ch11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85421790807609">
                <text:p>0.00000085421790807609</text:p>
                <draw:g>
                  <svg:desc>Sheet4.H5:Sheet4.H9</svg:desc>
                </draw:g>
              </table:table-cell>
              <table:table-cell office:value-type="float" office:value="4.03173739062772E-019">
                <text:p>4.03173739062772E-019</text:p>
                <draw:g>
                  <svg:desc>Sheet4.G5:Sheet4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68760139254845">
                <text:p>0.00000068760139254845</text:p>
              </table:table-cell>
              <table:table-cell office:value-type="float" office:value="2.23708373451073E-019">
                <text:p>2.23708373451073E-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51517088475521">
                <text:p>0.00000051517088475521</text:p>
              </table:table-cell>
              <table:table-cell office:value-type="float" office:value="1.61300684575837E-019">
                <text:p>1.61300684575837E-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67407800770552">
                <text:p>0.00000067407800770552</text:p>
              </table:table-cell>
              <table:table-cell office:value-type="float" office:value="2.52811095526655E-019">
                <text:p>2.52811095526655E-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79755718357496">
                <text:p>0.00000079755718357496</text:p>
              </table:table-cell>
              <table:table-cell office:value-type="float" office:value="2.62746237238359E-019">
                <text:p>2.62746237238359E-0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